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e2ae" officeooo:paragraph-rsid="001be2ae"/>
    </style:style>
    <style:style style:name="P2" style:family="paragraph" style:parent-style-name="Standard">
      <style:text-properties officeooo:rsid="001c8efe" officeooo:paragraph-rsid="001c8efe"/>
    </style:style>
    <style:style style:name="P3" style:family="paragraph" style:parent-style-name="Standard">
      <style:text-properties officeooo:rsid="001d3aeb" officeooo:paragraph-rsid="001d3aeb"/>
    </style:style>
    <style:style style:name="P4" style:family="paragraph" style:parent-style-name="Standard" style:list-style-name="L1">
      <style:text-properties officeooo:rsid="001be2ae" officeooo:paragraph-rsid="001be2ae"/>
    </style:style>
    <style:style style:name="P5" style:family="paragraph" style:parent-style-name="Standard" style:list-style-name="L1">
      <style:text-properties officeooo:rsid="001c8efe" officeooo:paragraph-rsid="001c8efe"/>
    </style:style>
    <style:style style:name="P6" style:family="paragraph" style:parent-style-name="Standard" style:list-style-name="L1">
      <style:text-properties officeooo:rsid="001d3aeb" officeooo:paragraph-rsid="001d3a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ейчас Todoist, Google Calendar, Pomodoro</text:p>
      <text:p text:style-name="P3"/>
      <text:p text:style-name="P1">Что я жду от моей системы ведения дел</text:p>
      <text:p text:style-name="P3">Статическая и динамическая части</text:p>
      <text:p text:style-name="P1"/>
      <text:list xml:id="list2215727415" text:style-name="L1">
        <text:list-item>
          <text:p text:style-name="P4">Календарь с возможностью визуально осознавать ближайшие дедлайны, ключевые события (хорошо – события группируются в несколько календарей, которые можно смотреть одновременно или независимо)</text:p>
        </text:list-item>
        <text:list-item>
          <text:p text:style-name="P4">Встроенный помодоро с возможностью сохранять, на что я трачу время и в будущем вести точный учет в духе quantified self</text:p>
          <text:list>
            <text:list-item>
              <text:p text:style-name="P5">Благодаря этому ограничить свое время занятий академической учебой, найти боттлнеки</text:p>
            </text:list-item>
            <text:list-item>
              <text:p text:style-name="P5">Идея – если больше определенного времени думаю сам, то потом прошу помощи</text:p>
            </text:list-item>
            <text:list-item>
              <text:p text:style-name="P6">И не только pomodoro – просто если наотмечал к календаре то-то и то-то, то потом вижу, сколько чего делаю. Возможность корректировки план-факт</text:p>
            </text:list-item>
          </text:list>
        </text:list-item>
        <text:list-item>
          <text:p text:style-name="P4">Иерархическая структура</text:p>
          <text:list>
            <text:list-item>
              <text:p text:style-name="P4">Отслеживать, что я читаю, что с чем связано</text:p>
            </text:list-item>
            <text:list-item>
              <text:p text:style-name="P5">Видеть направления личностного развития, проекты в них</text:p>
            </text:list-item>
          </text:list>
        </text:list-item>
        <text:list-item>
          <text:p text:style-name="P4">Personal wiki – база всех своих знаний о мире с проработанными сценариями разговоров и источниками</text:p>
        </text:list-item>
        <text:list-item>
          <text:p text:style-name="P4">Возможность вести дневник</text:p>
          <text:list>
            <text:list-item>
              <text:p text:style-name="P4">Учитывать все, что я прочитал за день и давать свой комментарий</text:p>
            </text:list-item>
            <text:list-item>
              <text:p text:style-name="P4">Общий обзор дня</text:p>
            </text:list-item>
          </text:list>
        </text:list-item>
        <text:list-item>
          <text:p text:style-name="P5">Сделать рутины – ежевечернюю, ежеутреннюю, ежепятничную, ежесубботнюю (чеклисты по замачиванию, по уборке в своей комнате и всей квартире, интервальное повторение)</text:p>
        </text:list-item>
        <text:list-item>
          <text:p text:style-name="P5">Ведение бюджета</text:p>
        </text:list-item>
        <text:list-item>
          <text:p text:style-name="P6">Добавлять мои комментарии к задаче (подробности выполнения, прогресс)</text:p>
        </text:list-item>
        <text:list-item>
          <text:p text:style-name="P6">Легкость переходов по структуре проектов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0:34:24.691888644</meta:creation-date>
    <dc:date>2020-01-07T12:39:57.753259408</dc:date>
    <meta:editing-duration>PT41M1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98" meta:character-count="1340" meta:non-whitespace-character-count="1172"/>
  </office:meta>
</office:document-meta>
</file>